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T1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Existing Statistical Repor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Birth Statistics Repor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ive Births registered by District, <text:span text:style-name="T1">Sector</text:span> and Sex</text:p>
                <text:list>
                  <text:list-item>
                    <text:p>Urban, Rural and Estate categorization to be performed</text:p>
                  </text:list-item>
                </text:list>
              </text:list-item>
              <text:list-item>
                <text:p>Live Births by District of Usual Residence of Mother and Sex of Child</text:p>
              </text:list-item>
              <text:list-item>
                <text:p>Live Births by District of Usual Residence of Mother and Month</text:p>
              </text:list-item>
              <text:list-item>
                <text:p>Live Births registered by Live Birth Order, Sex and District</text:p>
              </text:list-item>
              <text:list-item>
                <text:p>Live Births registered by Ethnic Group of Mother and District</text:p>
              </text:list-item>
              <text:list-item>
                <text:p>Live Births registered by Age of Mother and Race</text:p>
              </text:list-item>
              <text:list-item>
                <text:p>Live Births registered by Month, Sex and District</text:p>
              </text:list-item>
              <text:list-item>
                <text:p>Live Births registered by Age of Mother and District</text:p>
              </text:list-item>
              <text:list-item>
                <text:p>Sex Ratio at Birth and Live Births Occurred in Hospital and Home by District</text:p>
              </text:list-item>
              <text:list-item>
                <text:p>Percentage Distribution of Live Births registered by Sector and Age of Mother</text:p>
              </text:list-item>
              <text:list-item>
                <text:p>Live Births registered by Age of Mother, Sex, Legitimacy and <text:span text:style-name="T1">Sectors</text:span></text:p>
              </text:list-item>
              <text:list-item>
                <text:p>Live Births registered by Month, Race and Sex</text:p>
              </text:list-item>
              <text:list-item>
                <text:p>Live Births registered in each Month of the Year by District, Sex and Year of Occur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Death Registration Statistic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eaths registered by District, <text:span text:style-name="T1">Sector</text:span> and Sex</text:p>
              </text:list-item>
              <text:list-item>
                <text:p>Deaths registered by Usual Resident District and Sex</text:p>
              </text:list-item>
              <text:list-item>
                <text:p>Deaths registered by District, Age and Sex</text:p>
              </text:list-item>
              <text:list-item>
                <text:p>Deaths registered by Race, Age and Sex</text:p>
              </text:list-item>
              <text:list-item>
                <text:p>Deaths registered by District, Year of Occurrence, Month and Sex</text:p>
              </text:list-item>
              <text:list-item>
                <text:p>Deaths registered by District, Race and S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Infant Death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fant Deaths registered by District, <text:span text:style-name="T1">Sector</text:span> and Sex</text:p>
              </text:list-item>
              <text:list-item>
                <text:p>Infant Deaths registered by District, Age and Sex</text:p>
              </text:list-item>
              <text:list-item>
                <text:p>Infant Deaths registered by District, Race and Sex</text:p>
              </text:list-item>
              <text:list-item>
                <text:p>Infant Deaths registered by District, Month and Sex</text:p>
              </text:list-item>
              <text:list-item>
                <text:p>Infant Deaths registered by District, Race and age, Sex (Under One Month)</text:p>
              </text:list-item>
              <text:list-item>
                <text:p>Infant Deaths registered by District, Race and Age, Sex (One Month To Under One Yea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Marriage Statistic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arriages of Men by District and Civil Condition: All Marriages;</text:p>
              </text:list-item>
              <text:list-item>
                <text:p>Marriages of Women by District and Civil Condition: All Marriages</text:p>
              </text:list-item>
              <text:list-item>
                <text:p>Marriages registered by age of Bride and Bridegroom: All Marriages</text:p>
              </text:list-item>
              <text:list-item>
                <text:p>Mean Age at Marriage of Men by District and Civil Condition: All Marriages</text:p>
              </text:list-item>
              <text:list-item>
                <text:p>Mean Age at Marriage of Women by District and Civil Condition: All Marriages</text:p>
              </text:list-item>
              <text:list-item>
                <text:p>Marriages of Men by Age and Civil Condition: All Marriages</text:p>
              </text:list-item>
              <text:list-item>
                <text:p>Marriages of Women by Age and Civil Condition: All Marriages</text:p>
              </text:list-item>
              <text:list-item>
                <text:p>Marriage Type by District: All Marri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Possible additions and enhancements</text:p>
            <text:p/>
            <text:p>To Statistical Report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Birth Registration - Possibiliti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eight of child by District</text:p>
                <text:list>
                  <text:list-item>
                    <text:p>Identify malnutrition</text:p>
                  </text:list-item>
                </text:list>
              </text:list-item>
              <text:list-item>
                <text:p>DS Division of registration</text:p>
              </text:list-item>
              <text:list-item>
                <text:p>DS division of Mother's residence</text:p>
              </text:list-item>
              <text:list-item>
                <text:p>Late declarations of birth by District and Age of child at declaration</text:p>
                <text:list>
                  <text:list-item>
                    <text:p>Analyze districts (or DS divisions) where births are not duly registered</text:p>
                  </text:list-item>
                </text:list>
              </text:list-item>
              <text:list-item>
                <text:p>Alterations requested</text:p>
                <text:list>
                  <text:list-item>
                    <text:p>Analyze errors or changes made by district</text:p>
                  </text:list-item>
                </text:list>
              </text:list-item>
              <text:list-item>
                <text:p>Based on Still birth statist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Reports on Adoptions - Possibiliti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ge of child at adoption</text:p>
              </text:list-item>
              <text:list-item>
                <text:p>Adoptions by District</text:p>
              </text:list-item>
              <text:list-item>
                <text:p>Re-registrations after adoption</text:p>
              </text:list-item>
              <text:list-item>
                <text:p>Adoptions by Court</text:p>
              </text:list-item>
              <text:list-item>
                <text:p>Adoptions by Foreigners</text:p>
                <text:list>
                  <text:list-item>
                    <text:p>By Country of Adopting par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Cause of Death - Possibiliti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umber of Deaths according to cause by Age and Sex (List 1-ICD10)</text:p>
                <text:list>
                  <text:list-item>
                    <text:p>Can be generated if the ICD codes are specified to the system</text:p>
                  </text:list-item>
                  <text:list-item>
                    <text:p>This maybe accomplished as performed now, and/or by improving the health sector to specify this at the time of de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Death Registration - Possibiliti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ate declarations of death by District</text:p>
                <text:list>
                  <text:list-item>
                    <text:p>Analyze delays noticed in certain districts</text:p>
                  </text:list-item>
                </text:list>
              </text:list-item>
              <text:list-item>
                <text:p>Alterations requested</text:p>
                <text:list>
                  <text:list-item>
                    <text:p>Analyze corrections made on original declarations</text:p>
                  </text:list-item>
                  <text:list-item>
                    <text:p>Analyze by section 52(1) – a,b,d,e,h,i or 53</text:p>
                  </text:list-item>
                </text:list>
              </text:list-item>
              <text:list-item>
                <text:p>Sudden and Normal death reports</text:p>
                <text:list>
                  <text:list-item>
                    <text:p>Analyze trends of sudden deaths</text:p>
                  </text:list-item>
                </text:list>
              </text:list-item>
              <text:list-item>
                <text:p>Report on deaths by establishment of cause</text:p>
                <text:list>
                  <text:list-item>
                    <text:p>Open Verdict vs Other for Sudden deat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Marriage Registration - Possibiliti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ports on Divorces and Annulments</text:p>
              </text:list-item>
              <text:list-item>
                <text:p>Reports on Objections files, and cancellation of Licenses (current Pink forms) – for General and Kandyan marriages</text:p>
              </text:list-item>
              <text:list-item>
                <text:p>Reports on marriages rejected due to</text:p>
                <text:list>
                  <text:list-item>
                    <text:p>Under age</text:p>
                  </text:list-item>
                  <text:list-item>
                    <text:p>Prohibited relationships</text:p>
                  </text:list-item>
                  <text:list-item>
                    <text:p>Legal status</text:p>
                  </text:list-item>
                </text:list>
              </text:list-item>
              <text:list-item>
                <text:p>Reports on the number of marriages per pers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ankha Perera</meta:initial-creator>
    <meta:creation-date>2010-12-13T12:57:19</meta:creation-date>
    <meta:editing-duration>PT01H52M40S</meta:editing-duration>
    <meta:editing-cycles>8</meta:editing-cycles>
    <dc:date>2010-12-13T14:49:53</dc:date>
    <dc:creator>Asankha Perera</dc:creator>
    <meta:generator>OpenOffice.org/3.2$Unix OpenOffice.org_project/320m19$Build-9505</meta:generator>
    <meta:printed-by>Asankha Perera</meta:printed-by>
    <meta:print-date>2010-12-13T14:30:37</meta:print-date>
    <meta:document-statistic meta:object-count="63"/>
  </office:meta>
</office:document-meta>
</file>